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C000000422B3F6D90FE9CCADD.png" manifest:media-type="image/png"/>
  <manifest:file-entry manifest:full-path="Pictures/1000000000000037000000377B1986CCBA2ECF2F.png" manifest:media-type="image/png"/>
  <manifest:file-entry manifest:full-path="Pictures/100000000000002F00000021DF6055C65256F27C.png" manifest:media-type="image/png"/>
  <manifest:file-entry manifest:full-path="Pictures/10000000000000770000007BF9D62331BB0E0497.png" manifest:media-type="image/png"/>
  <manifest:file-entry manifest:full-path="Pictures/1000000000000606000001CF341100D726952C5E.png" manifest:media-type="image/png"/>
  <manifest:file-entry manifest:full-path="Pictures/10000000000001910000006F523A156008589533.png" manifest:media-type="image/png"/>
  <manifest:file-entry manifest:full-path="Pictures/10000201000001F8000000B19CD277197957AD39.png" manifest:media-type="image/png"/>
  <manifest:file-entry manifest:full-path="Pictures/10000000000000A6000000A3865277A9370D5433.png" manifest:media-type="image/png"/>
  <manifest:file-entry manifest:full-path="Pictures/10000000000000DC000000313D2A3B7A297B940F.png" manifest:media-type="image/png"/>
  <manifest:file-entry manifest:full-path="Pictures/100000000000001C000000204B057E507F76DC9D.png" manifest:media-type="image/png"/>
  <manifest:file-entry manifest:full-path="Pictures/10000000000000270000002803D49F67A2F76AC8.png" manifest:media-type="image/png"/>
  <manifest:file-entry manifest:full-path="Pictures/10000000000001B0000000788A2FFDC9B3F51815.png" manifest:media-type="image/png"/>
  <manifest:file-entry manifest:full-path="Pictures/100000000000007F0000003244BB258C979D6F52.png" manifest:media-type="image/png"/>
  <manifest:file-entry manifest:full-path="Pictures/10000000000000C60000004ED14C50847D7DD33A.png" manifest:media-type="image/png"/>
  <manifest:file-entry manifest:full-path="Pictures/100000000000013600000036839E9C800484D45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Wingdings1" svg:font-family="Wingdings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9cm" svg:stroke-color="#000000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none" draw:fill="none" fo:min-height="15.37cm" fo:min-width="2.54cm" fo:padding-top="0.102cm" fo:padding-bottom="0.102cm" fo:padding-left="0.102cm" fo:padding-right="0.102cm"/>
    </style:style>
    <style:style style:name="gr3" style:family="graphic" style:parent-style-name="standard">
      <style:graphic-properties draw:stroke="none" draw:fill="none" fo:min-height="2.167cm" fo:min-width="2.54cm" fo:padding-top="0.102cm" fo:padding-bottom="0.102cm" fo:padding-left="0.102cm" fo:padding-right="0.102cm"/>
    </style:style>
    <style:style style:name="gr4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5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6" style:family="graphic" style:parent-style-name="standard">
      <style:graphic-properties draw:stroke="none" draw:fill="none" draw:textarea-vertical-align="middle" fo:min-height="1.52cm" fo:min-width="2.54cm" fo:padding-top="0.053cm" fo:padding-bottom="0.08cm" fo:padding-left="0.102cm" fo:padding-right="0.102cm"/>
    </style:style>
    <style:style style:name="gr7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gr8" style:family="graphic" style:parent-style-name="standard">
      <style:graphic-properties draw:stroke="none" draw:fill="bitmap" draw:fill-image-name="Bitmap_5f_3" style:repeat="stretch" draw:fill-image-ref-point="top-left" draw:shadow="hidden"/>
    </style:style>
    <style:style style:name="gr9" style:family="graphic" style:parent-style-name="standard">
      <style:graphic-properties draw:stroke="none" draw:fill="bitmap" draw:fill-image-name="Bitmap_5f_4" style:repeat="stretch" draw:fill-image-ref-point="top-left" draw:shadow="hidden"/>
    </style:style>
    <style:style style:name="gr10" style:family="graphic" style:parent-style-name="standard">
      <style:graphic-properties draw:stroke="none" draw:fill="bitmap" draw:fill-image-name="Bitmap_5f_5" style:repeat="stretch" draw:fill-image-ref-point="top-left" draw:shadow="hidden"/>
    </style:style>
    <style:style style:name="gr11" style:family="graphic" style:parent-style-name="standard">
      <style:graphic-properties draw:stroke="none" draw:fill="bitmap" draw:fill-image-name="Bitmap_5f_6" style:repeat="stretch" draw:fill-image-ref-point="top-left" draw:shadow="hidden"/>
    </style:style>
    <style:style style:name="gr12" style:family="graphic" style:parent-style-name="standard">
      <style:graphic-properties draw:stroke="none" draw:fill="bitmap" draw:fill-image-name="Bitmap_5f_7" style:repeat="stretch" draw:fill-image-ref-point="top-left" draw:shadow="hidden"/>
    </style:style>
    <style:style style:name="gr13" style:family="graphic" style:parent-style-name="standard">
      <style:graphic-properties draw:stroke="none" draw:fill="none" fo:min-height="0.73cm" fo:min-width="2.54cm" fo:padding-top="0.102cm" fo:padding-bottom="0.102cm" fo:padding-left="0.102cm" fo:padding-right="0.102cm"/>
    </style:style>
    <style:style style:name="gr14" style:family="graphic" style:parent-style-name="standard">
      <style:graphic-properties draw:stroke="none" draw:fill="bitmap" draw:fill-image-name="Bitmap_5f_8" style:repeat="stretch" draw:fill-image-ref-point="top-left" draw:shadow="hidden"/>
    </style:style>
    <style:style style:name="gr15" style:family="graphic" style:parent-style-name="standard">
      <style:graphic-properties draw:stroke="none" draw:fill="bitmap" draw:fill-image-name="Bitmap_5f_9" style:repeat="stretch" draw:fill-image-ref-point="top-left" draw:shadow="hidden"/>
    </style:style>
    <style:style style:name="gr16" style:family="graphic" style:parent-style-name="standard">
      <style:graphic-properties draw:stroke="solid" svg:stroke-width="0.071cm" svg:stroke-color="#595959" draw:fill="none" fo:padding-top="0.16cm" fo:padding-bottom="0.16cm" fo:padding-left="0.285cm" fo:padding-right="0.285cm" draw:shadow="hidden"/>
    </style:style>
    <style:style style:name="gr17" style:family="graphic" style:parent-style-name="standard">
      <style:graphic-properties draw:stroke="none" draw:fill="solid" draw:fill-color="#ff0000" draw:opacity="100%" draw:shadow="hidden"/>
    </style:style>
    <style:style style:name="gr18" style:family="graphic" style:parent-style-name="standard">
      <style:graphic-properties draw:stroke="none" draw:fill="none" draw:textarea-vertical-align="middle" fo:min-height="0.842cm" fo:min-width="2.54cm" fo:padding-top="0.102cm" fo:padding-bottom="0.102cm" fo:padding-left="0.102cm" fo:padding-right="0.102cm"/>
    </style:style>
    <style:style style:name="gr19" style:family="graphic" style:parent-style-name="standard">
      <style:graphic-properties draw:stroke="none" draw:fill="none" fo:min-height="0.832cm" fo:min-width="2.54cm" fo:padding-top="0.102cm" fo:padding-bottom="0.102cm" fo:padding-left="0.102cm" fo:padding-right="0.102cm"/>
    </style:style>
    <style:style style:name="gr20" style:family="graphic" style:parent-style-name="standard">
      <style:graphic-properties draw:stroke="none" draw:fill="none" draw:textarea-vertical-align="middle" fo:min-height="1.748cm" fo:min-width="2.54cm" fo:padding-top="0.053cm" fo:padding-bottom="0.08cm" fo:padding-left="0.102cm" fo:padding-right="0.102cm"/>
    </style:style>
    <style:style style:name="gr21" style:family="graphic" style:parent-style-name="standard">
      <style:graphic-properties draw:stroke="none" draw:fill="none" draw:textarea-vertical-align="middle" fo:min-height="2.04cm" fo:min-width="2.54cm" fo:padding-top="0.053cm" fo:padding-bottom="0.08cm" fo:padding-left="0.102cm" fo:padding-right="0.102cm"/>
    </style:style>
    <style:style style:name="gr22" style:family="graphic" style:parent-style-name="standard">
      <style:graphic-properties draw:stroke="none" draw:fill="none" draw:textarea-vertical-align="middle" fo:min-height="1.227cm" fo:min-width="2.54cm" fo:padding-top="0.053cm" fo:padding-bottom="0.08cm" fo:padding-left="0.102cm" fo:padding-right="0.102cm"/>
    </style:style>
    <style:style style:name="gr23" style:family="graphic" style:parent-style-name="standard">
      <style:graphic-properties draw:stroke="none" draw:fill="bitmap" draw:fill-image-name="Bitmap_5f_10" style:repeat="stretch" draw:fill-image-ref-point="top-left" draw:shadow="hidden"/>
    </style:style>
    <style:style style:name="gr24" style:family="graphic" style:parent-style-name="standard">
      <style:graphic-properties draw:stroke="none" draw:fill="none" draw:textarea-vertical-align="middle" fo:min-height="1.184cm" fo:min-width="2.54cm" fo:padding-top="0.053cm" fo:padding-bottom="0.08cm" fo:padding-left="0.102cm" fo:padding-right="0.102cm"/>
    </style:style>
    <style:style style:name="gr25" style:family="graphic" style:parent-style-name="standard">
      <style:graphic-properties draw:stroke="none" draw:fill="none" fo:min-height="2.017cm" fo:min-width="2.54cm" fo:padding-top="0.102cm" fo:padding-bottom="0.102cm" fo:padding-left="0.102cm" fo:padding-right="0.102cm"/>
    </style:style>
    <style:style style:name="gr26" style:family="graphic" style:parent-style-name="standard">
      <style:graphic-properties draw:stroke="none" draw:fill="none" fo:min-height="0.481cm" fo:min-width="2.54cm" fo:padding-top="0.102cm" fo:padding-bottom="0.102cm" fo:padding-left="0.102cm" fo:padding-right="0.102cm"/>
    </style:style>
    <style:style style:name="gr27" style:family="graphic" style:parent-style-name="standard">
      <style:graphic-properties draw:stroke="none" draw:fill="none" fo:min-height="0.58cm" fo:min-width="2.54cm" fo:padding-top="0.102cm" fo:padding-bottom="0.102cm" fo:padding-left="0.102cm" fo:padding-right="0.102cm"/>
    </style:style>
    <style:style style:name="gr28" style:family="graphic" style:parent-style-name="standard">
      <style:graphic-properties draw:stroke="none" draw:fill="none" fo:min-height="0.543cm" fo:min-width="2.54cm" fo:padding-top="0.102cm" fo:padding-bottom="0.102cm" fo:padding-left="0.102cm" fo:padding-right="0.102cm"/>
    </style:style>
    <style:style style:name="gr29" style:family="graphic" style:parent-style-name="standard">
      <style:graphic-properties draw:stroke="none" draw:fill="none" draw:textarea-vertical-align="middle" fo:min-height="0.313cm" fo:min-width="2.54cm" fo:padding-top="0.102cm" fo:padding-bottom="0.102cm" fo:padding-left="0.102cm" fo:padding-right="0.102cm"/>
    </style:style>
    <style:style style:name="gr30" style:family="graphic" style:parent-style-name="standard">
      <style:graphic-properties draw:stroke="none" draw:fill="bitmap" draw:fill-image-name="Bitmap_5f_11" style:repeat="stretch" draw:fill-image-ref-point="top-left" draw:shadow="hidden"/>
    </style:style>
    <style:style style:name="gr31" style:family="graphic" style:parent-style-name="standard">
      <style:graphic-properties draw:stroke="none" draw:fill="none" draw:textarea-vertical-align="middle" fo:min-height="2.509cm" fo:min-width="2.54cm" fo:padding-top="0.053cm" fo:padding-bottom="0.08cm" fo:padding-left="0.102cm" fo:padding-right="0.102cm"/>
    </style:style>
    <style:style style:name="gr32" style:family="graphic" style:parent-style-name="standard">
      <style:graphic-properties draw:stroke="dash" draw:stroke-dash="Dash_5f_0" svg:stroke-width="0.071cm" svg:stroke-color="#595959" svg:stroke-linecap="round" draw:fill="none" fo:padding-top="0.16cm" fo:padding-bottom="0.16cm" fo:padding-left="0.285cm" fo:padding-right="0.285cm" draw:shadow="hidden"/>
    </style:style>
    <style:style style:name="gr33" style:family="graphic" style:parent-style-name="standard">
      <style:graphic-properties draw:stroke="none" draw:fill="none" draw:textarea-vertical-align="middle" fo:min-height="1.052cm" fo:min-width="2.54cm" fo:padding-top="0.102cm" fo:padding-bottom="0.102cm" fo:padding-left="0.102cm" fo:padding-right="0.102cm"/>
    </style:style>
    <style:style style:name="gr34" style:family="graphic" style:parent-style-name="standard">
      <style:graphic-properties draw:stroke="none" draw:fill="bitmap" draw:fill-image-name="Bitmap_5f_12" style:repeat="stretch" draw:fill-image-ref-point="top-left" draw:shadow="hidden"/>
    </style:style>
    <style:style style:name="gr35" style:family="graphic" style:parent-style-name="standard">
      <style:graphic-properties draw:stroke="none" draw:fill="bitmap" draw:fill-image-name="Bitmap_5f_13" style:repeat="stretch" draw:fill-image-ref-point="top-left" draw:shadow="hidden"/>
    </style:style>
    <style:style style:name="gr36" style:family="graphic" style:parent-style-name="standard">
      <style:graphic-properties draw:stroke="none" draw:fill="bitmap" draw:fill-image-name="Bitmap_5f_14" style:repeat="stretch" draw:fill-image-ref-point="top-left" draw:shadow="hidden"/>
    </style:style>
    <style:style style:name="gr37" style:family="graphic" style:parent-style-name="standard">
      <style:graphic-properties draw:stroke="none" draw:fill="none" fo:min-height="1.032cm" fo:min-width="2.54cm" fo:padding-top="0.102cm" fo:padding-bottom="0.102cm" fo:padding-left="0.102cm" fo:padding-right="0.102cm"/>
    </style:style>
    <style:style style:name="P1" style:family="paragraph">
      <loext:graphic-properties draw:fill="none"/>
    </style:style>
    <style:style style:name="P2" style:family="paragraph">
      <style:paragraph-properties fo:text-align="start"/>
    </style:style>
    <style:style style:name="P3" style:family="paragraph">
      <loext:graphic-properties draw:fill="bitmap" draw:fill-image-name="Bitmap_5f_0" style:repeat="stretch" draw:fill-image-ref-point="top-left"/>
    </style:style>
    <style:style style:name="P4" style:family="paragraph">
      <loext:graphic-properties draw:fill="bitmap" draw:fill-image-name="Bitmap_5f_1" style:repeat="stretch" draw:fill-image-ref-point="top-left"/>
    </style:style>
    <style:style style:name="P5" style:family="paragraph">
      <loext:graphic-properties draw:fill="bitmap" draw:fill-image-name="Bitmap_5f_2" style:repeat="stretch" draw:fill-image-ref-point="top-left"/>
    </style:style>
    <style:style style:name="P6" style:family="paragraph">
      <loext:graphic-properties draw:fill="bitmap" draw:fill-image-name="Bitmap_5f_3" style:repeat="stretch" draw:fill-image-ref-point="top-left"/>
    </style:style>
    <style:style style:name="P7" style:family="paragraph">
      <loext:graphic-properties draw:fill="bitmap" draw:fill-image-name="Bitmap_5f_4" style:repeat="stretch" draw:fill-image-ref-point="top-left"/>
    </style:style>
    <style:style style:name="P8" style:family="paragraph">
      <loext:graphic-properties draw:fill="bitmap" draw:fill-image-name="Bitmap_5f_5" style:repeat="stretch" draw:fill-image-ref-point="top-left"/>
    </style:style>
    <style:style style:name="P9" style:family="paragraph">
      <loext:graphic-properties draw:fill="bitmap" draw:fill-image-name="Bitmap_5f_6" style:repeat="stretch" draw:fill-image-ref-point="top-left"/>
    </style:style>
    <style:style style:name="P10" style:family="paragraph">
      <loext:graphic-properties draw:fill="bitmap" draw:fill-image-name="Bitmap_5f_7" style:repeat="stretch" draw:fill-image-ref-point="top-left"/>
    </style:style>
    <style:style style:name="P11" style:family="paragraph">
      <loext:graphic-properties draw:fill="bitmap" draw:fill-image-name="Bitmap_5f_8" style:repeat="stretch" draw:fill-image-ref-point="top-left"/>
    </style:style>
    <style:style style:name="P12" style:family="paragraph">
      <loext:graphic-properties draw:fill="bitmap" draw:fill-image-name="Bitmap_5f_9" style:repeat="stretch" draw:fill-image-ref-point="top-left"/>
    </style:style>
    <style:style style:name="P13" style:family="paragraph">
      <loext:graphic-properties draw:fill="solid" draw:fill-color="#ff0000" draw:opacity="100%"/>
    </style:style>
    <style:style style:name="P14" style:family="paragraph">
      <style:paragraph-properties fo:text-align="center"/>
    </style:style>
    <style:style style:name="P15" style:family="paragraph">
      <loext:graphic-properties draw:fill="bitmap" draw:fill-image-name="Bitmap_5f_10" style:repeat="stretch" draw:fill-image-ref-point="top-left"/>
    </style:style>
    <style:style style:name="P16" style:family="paragraph">
      <loext:graphic-properties draw:fill="bitmap" draw:fill-image-name="Bitmap_5f_11" style:repeat="stretch" draw:fill-image-ref-point="top-left"/>
    </style:style>
    <style:style style:name="P17" style:family="paragraph">
      <loext:graphic-properties draw:fill="bitmap" draw:fill-image-name="Bitmap_5f_12" style:repeat="stretch" draw:fill-image-ref-point="top-left"/>
    </style:style>
    <style:style style:name="P18" style:family="paragraph">
      <loext:graphic-properties draw:fill="bitmap" draw:fill-image-name="Bitmap_5f_13" style:repeat="stretch" draw:fill-image-ref-point="top-left"/>
    </style:style>
    <style:style style:name="P19" style:family="paragraph">
      <loext:graphic-properties draw:fill="bitmap" draw:fill-image-name="Bitmap_5f_14" style:repeat="stretch" draw:fill-image-ref-point="top-left"/>
    </style:style>
    <style:style style:name="T1" style:family="text">
      <style:text-properties fo:color="#000000"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T2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3" style:family="text">
      <style:text-properties fo:color="#085296" style:font-name="Calibri1" fo:font-size="10pt" style:text-underline-style="solid" style:text-underline-width="auto" style:text-underline-color="font-color" style:font-name-asian="Calibri1" style:font-size-asian="10pt" style:font-name-complex="Calibri1" style:font-size-complex="10pt"/>
    </style:style>
    <style:style style:name="T4" style:family="text">
      <style:text-properties fo:color="#085296" style:font-name="Calibri1" fo:font-size="12pt" style:text-underline-style="solid" style:text-underline-width="auto" style:text-underline-color="font-color" style:font-name-asian="Calibri1" style:font-size-asian="12pt" style:font-name-complex="Calibri1" style:font-size-complex="12pt"/>
    </style:style>
    <style:style style:name="T5" style:family="text">
      <style:text-properties fo:color="#000000"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T6" style:family="text">
      <style:text-properties fo:color="#000000" style:font-name="Wingdings1" fo:font-size="22pt" style:font-name-asian="Wingdings1" style:font-size-asian="22pt" style:font-name-complex="Wingdings1" style:font-size-complex="22pt"/>
    </style:style>
    <style:style style:name="T7" style:family="text">
      <style:text-properties fo:color="#000000" style:font-name="Calibri1" fo:font-size="22pt" style:font-name-asian="Calibri1" style:font-size-asian="22pt" style:font-name-complex="Calibri1" style:font-size-complex="22pt"/>
    </style:style>
    <style:style style:name="T8" style:family="text">
      <style:text-properties fo:color="#000000" style:font-name="Calibri1" fo:font-size="10pt" fo:font-style="italic" style:font-name-asian="Calibri1" style:font-size-asian="10pt" style:font-style-asian="italic" style:font-name-complex="Calibri1" style:font-size-complex="10pt" style:font-style-complex="italic"/>
    </style:style>
    <style:style style:name="T9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10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11" style:family="text">
      <style:text-properties fo:color="#000000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12" style:family="text">
      <style:text-properties fo:color="#000000" style:font-name="Calibri1" fo:font-size="8pt" fo:font-style="italic" style:font-name-asian="Calibri1" style:font-size-asian="8pt" style:font-style-asian="italic" style:font-name-complex="Calibri1" style:font-size-complex="8pt" style:font-style-complex="italic"/>
    </style:style>
    <style:style style:name="T13" style:family="text">
      <style:text-properties fo:color="#000000" style:font-name="Calibri1" fo:font-size="9pt" style:font-name-asian="Calibri1" style:font-size-asian="9pt" style:font-name-complex="Calibri1" style:font-size-complex="9pt"/>
    </style:style>
    <style:style style:name="T14" style:family="text">
      <style:text-properties fo:color="#000000" style:font-name="Calibri1" fo:font-size="9pt" fo:font-style="italic" style:font-name-asian="Calibri1" style:font-size-asian="9pt" style:font-style-asian="italic" style:font-name-complex="Calibri1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1" draw:layer="layout" svg:width="25.4cm" svg:height="15.583cm" svg:x="1.27cm" svg:y="3.636cm" svg:viewBox="0 0 25401 15584" draw:points="0,0 25401,0 25401,15584 0,15584">
            <text:p/>
          </draw:polygon>
          <draw:frame draw:style-name="gr2" draw:text-style-name="P1" draw:layer="layout" svg:width="25.4cm" svg:height="15.574cm" svg:x="1.27cm" svg:y="3.645cm">
            <draw:text-box>
              <text:p/>
            </draw:text-box>
          </draw:frame>
        </draw:g>
        <draw:frame draw:style-name="gr3" draw:text-style-name="P1" draw:layer="layout" svg:width="24.279cm" svg:height="2.371cm" svg:x="1.382cm" svg:y="1.27cm">
          <draw:text-box>
            <text:p text:style-name="P2"><text:span text:style-name="T1">Gestion d’identité et de profil en ligne </text:span><text:span text:style-name="T1"><text:line-break/></text:span><text:span text:style-name="T1">pour jeune chercheur universitaire </text:span></text:p>
          </draw:text-box>
        </draw:frame>
        <draw:polygon draw:style-name="gr4" draw:text-style-name="P3" draw:layer="layout" svg:width="3.497cm" svg:height="1.228cm" svg:x="10.834cm" svg:y="6.666cm" svg:viewBox="0 0 3498 1229" draw:points="0,0 3498,0 3498,1229 0,1229">
          <text:p/>
        </draw:polygon>
        <draw:polygon draw:style-name="gr5" draw:text-style-name="P4" draw:layer="layout" svg:width="4.744cm" svg:height="4.903cm" svg:x="6.111cm" svg:y="3.93cm" svg:viewBox="0 0 4745 4904" draw:points="0,0 4745,0 4745,4904 0,4904">
          <text:p/>
        </draw:polygon>
        <draw:frame draw:style-name="gr6" draw:text-style-name="P1" draw:layer="layout" svg:width="6.971cm" svg:height="1.653cm" svg:x="10.967cm" svg:y="5.379cm">
          <draw:text-box>
            <text:p text:style-name="P2"><text:span text:style-name="T2">Créer un identifiant ORCID</text:span><text:span text:style-name="T2"><text:line-break/></text:span><text:span text:style-name="T3">https://</text:span><text:span text:style-name="T4">orcid</text:span><text:span text:style-name="T3">.org/</text:span><text:span text:style-name="T2"> </text:span></text:p>
          </draw:text-box>
        </draw:frame>
        <draw:polygon draw:style-name="gr7" draw:text-style-name="P5" draw:layer="layout" svg:width="8.962cm" svg:height="1.996cm" svg:x="17.098cm" svg:y="4.386cm" svg:viewBox="0 0 8963 1997" draw:points="0,0 8963,0 8963,1997 0,1997">
          <text:p/>
        </draw:polygon>
        <draw:polygon draw:style-name="gr8" draw:text-style-name="P6" draw:layer="layout" svg:width="1.164cm" svg:height="1.164cm" svg:x="20.627cm" svg:y="16.334cm" svg:viewBox="0 0 1165 1165" draw:points="0,0 1165,0 1165,1165 0,1165">
          <text:p/>
        </draw:polygon>
        <draw:polygon draw:style-name="gr9" draw:text-style-name="P7" draw:layer="layout" svg:width="1.19cm" svg:height="1.36cm" svg:x="20.539cm" svg:y="17.766cm" svg:viewBox="0 0 1191 1361" draw:points="0,0 1191,0 1191,1361 0,1361">
          <text:p/>
        </draw:polygon>
        <draw:polygon draw:style-name="gr10" draw:text-style-name="P8" draw:layer="layout" svg:width="1.2cm" svg:height="1.23cm" svg:x="20.627cm" svg:y="12.073cm" svg:viewBox="0 0 1201 1231" draw:points="0,0 1201,0 1201,1231 0,1231">
          <text:p/>
        </draw:polygon>
        <draw:polygon draw:style-name="gr11" draw:text-style-name="P9" draw:layer="layout" svg:width="9.145cm" svg:height="2.54cm" svg:x="9.895cm" svg:y="10.419cm" svg:viewBox="0 0 9146 2541" draw:points="0,0 9146,0 9146,2541 0,2541">
          <text:p/>
        </draw:polygon>
        <draw:polygon draw:style-name="gr12" draw:text-style-name="P10" draw:layer="layout" svg:width="5.519cm" svg:height="2.174cm" svg:x="2.062cm" svg:y="13.905cm" svg:viewBox="0 0 5520 2175" draw:points="0,0 5520,0 5520,2175 0,2175">
          <text:p/>
        </draw:polygon>
        <draw:frame draw:style-name="gr13" draw:text-style-name="P1" draw:layer="layout" svg:width="7.732cm" svg:height="1.141cm" svg:x="18.949cm" svg:y="19.386cm">
          <draw:text-box>
            <text:p/>
          </draw:text-box>
        </draw:frame>
        <draw:polygon draw:style-name="gr14" draw:text-style-name="P11" draw:layer="layout" svg:width="2.284cm" svg:height="0.899cm" svg:x="4.031cm" svg:y="8.497cm" svg:viewBox="0 0 2285 900" draw:points="0,0 2285,0 2285,900 0,900">
          <text:p/>
        </draw:polygon>
        <draw:polygon draw:style-name="gr15" draw:text-style-name="P12" draw:layer="layout" svg:width="4.455cm" svg:height="0.776cm" svg:x="1.313cm" svg:y="7.652cm" svg:viewBox="0 0 4456 777" draw:points="0,0 4456,0 4456,777 0,777">
          <text:p/>
        </draw:polygon>
        <draw:line draw:style-name="gr16" draw:text-style-name="P1" draw:layer="layout" svg:x1="6.18cm" svg:y1="8.671cm" svg:x2="6.866cm" svg:y2="8.111cm">
          <text:p/>
        </draw:line>
        <draw:line draw:style-name="gr16" draw:text-style-name="P1" draw:layer="layout" svg:x1="4.214cm" svg:y1="7.711cm" svg:x2="6.114cm" svg:y2="6.734cm">
          <text:p/>
        </draw:line>
        <draw:line draw:style-name="gr16" draw:text-style-name="P1" draw:layer="layout" svg:x1="9.648cm" svg:y1="12.853cm" svg:x2="7.553cm" svg:y2="14.542cm">
          <text:p/>
        </draw:line>
        <draw:line draw:style-name="gr16" draw:text-style-name="P1" draw:layer="layout" svg:x1="14.191cm" svg:y1="10.599cm" svg:x2="17.109cm" svg:y2="6.617cm">
          <text:p/>
        </draw:line>
        <draw:g>
          <draw:polygon draw:style-name="gr17" draw:text-style-name="P13" draw:layer="layout" svg:width="0.76cm" svg:height="1.046cm" svg:x="11.102cm" svg:y="4.427cm" svg:viewBox="0 0 761 1047" draw:points="0,0 761,0 761,1047 0,1047">
            <text:p/>
          </draw:polygon>
          <draw:frame draw:style-name="gr18" draw:text-style-name="P1" draw:layer="layout" svg:width="0.76cm" svg:height="1.046cm" svg:x="11.102cm" svg:y="4.427cm">
            <draw:text-box>
              <text:p text:style-name="P14"><text:span text:style-name="T5">1 </text:span></text:p>
            </draw:text-box>
          </draw:frame>
        </draw:g>
        <draw:frame draw:style-name="gr19" draw:text-style-name="P1" draw:layer="layout" svg:width="2.54cm" svg:height="1.149cm" svg:x="12.132cm" svg:y="4.438cm">
          <draw:text-box>
            <text:p text:style-name="P2"><text:span text:style-name="T6">q</text:span><text:span text:style-name="T7"> </text:span></text:p>
          </draw:text-box>
        </draw:frame>
        <draw:frame draw:style-name="gr20" draw:text-style-name="P1" draw:layer="layout" svg:width="8.142cm" svg:height="1.881cm" svg:x="2.674cm" svg:y="17.081cm">
          <draw:text-box>
            <text:p text:style-name="P2"><text:span text:style-name="T2">Créer un compte </text:span><text:span text:style-name="T8">Base </text:span><text:span text:style-name="T8"><text:line-break/></text:span><text:span text:style-name="T9">PUIS </text:span><text:span text:style-name="T2">réclamer vos publications </text:span><text:span text:style-name="T2"><text:line-break/></text:span><text:span text:style-name="T3">https://www.base-search.net</text:span><text:span text:style-name="T2"> </text:span></text:p>
          </draw:text-box>
        </draw:frame>
        <draw:g>
          <draw:polygon draw:style-name="gr17" draw:text-style-name="P13" draw:layer="layout" svg:width="0.76cm" svg:height="1.046cm" svg:x="2.674cm" svg:y="15.972cm" svg:viewBox="0 0 761 1047" draw:points="0,0 761,0 761,1047 0,1047">
            <text:p/>
          </draw:polygon>
          <draw:frame draw:style-name="gr18" draw:text-style-name="P1" draw:layer="layout" svg:width="0.76cm" svg:height="1.046cm" svg:x="2.674cm" svg:y="15.972cm">
            <draw:text-box>
              <text:p text:style-name="P14"><text:span text:style-name="T5">4 </text:span></text:p>
            </draw:text-box>
          </draw:frame>
        </draw:g>
        <draw:frame draw:style-name="gr19" draw:text-style-name="P1" draw:layer="layout" svg:width="2.54cm" svg:height="1.149cm" svg:x="3.704cm" svg:y="15.983cm">
          <draw:text-box>
            <text:p text:style-name="P2"><text:span text:style-name="T6">q</text:span><text:span text:style-name="T7"> </text:span></text:p>
          </draw:text-box>
        </draw:frame>
        <draw:g>
          <draw:polygon draw:style-name="gr17" draw:text-style-name="P13" draw:layer="layout" svg:width="0.76cm" svg:height="1.046cm" svg:x="17.354cm" svg:y="6.606cm" svg:viewBox="0 0 761 1047" draw:points="0,0 761,0 761,1047 0,1047">
            <text:p/>
          </draw:polygon>
          <draw:frame draw:style-name="gr18" draw:text-style-name="P1" draw:layer="layout" svg:width="0.76cm" svg:height="1.046cm" svg:x="17.354cm" svg:y="6.606cm">
            <draw:text-box>
              <text:p text:style-name="P14"><text:span text:style-name="T5">2 </text:span></text:p>
            </draw:text-box>
          </draw:frame>
        </draw:g>
        <draw:frame draw:style-name="gr19" draw:text-style-name="P1" draw:layer="layout" svg:width="2.54cm" svg:height="1.149cm" svg:x="18.314cm" svg:y="6.617cm">
          <draw:text-box>
            <text:p text:style-name="P2"><text:span text:style-name="T6">q</text:span><text:span text:style-name="T7"> </text:span></text:p>
          </draw:text-box>
        </draw:frame>
        <draw:frame draw:style-name="gr21" draw:text-style-name="P1" draw:layer="layout" svg:width="6.912cm" svg:height="2.173cm" svg:x="19.339cm" svg:y="6.641cm">
          <draw:text-box>
            <text:p text:style-name="P2"><text:span text:style-name="T2">Créer un profil dans </text:span><text:span text:style-name="T8">Google Scholar </text:span><text:span text:style-name="T2">(avec un compte </text:span><text:span text:style-name="T8">Google</text:span><text:span text:style-name="T2">) </text:span><text:span text:style-name="T9">ET</text:span><text:span text:style-name="T2"> valider avec votre courriel institutionnel </text:span><text:span text:style-name="T9">PUIS </text:span><text:span text:style-name="T2">réclamer vos publications </text:span><text:span text:style-name="T2"><text:line-break/></text:span><text:span text:style-name="T3">https://scholar.google.ca/</text:span><text:span text:style-name="T2"> </text:span></text:p>
          </draw:text-box>
        </draw:frame>
        <draw:frame draw:style-name="gr22" draw:text-style-name="P1" draw:layer="layout" svg:width="8.142cm" svg:height="1.36cm" svg:x="9.969cm" svg:y="12.959cm">
          <draw:text-box>
            <text:p text:style-name="P2"><text:span text:style-name="T2">Déposer vos travaux dans </text:span><text:span text:style-name="T8">Papyrus </text:span><text:span text:style-name="T8"><text:line-break/></text:span><text:span text:style-name="T3">https://papyrus.bib.umontreal.ca/</text:span><text:span text:style-name="T2"> </text:span></text:p>
          </draw:text-box>
        </draw:frame>
        <draw:g>
          <draw:polygon draw:style-name="gr17" draw:text-style-name="P13" draw:layer="layout" svg:width="0.76cm" svg:height="1.046cm" svg:x="15.353cm" svg:y="13.004cm" svg:viewBox="0 0 761 1047" draw:points="0,0 761,0 761,1047 0,1047">
            <text:p/>
          </draw:polygon>
          <draw:frame draw:style-name="gr18" draw:text-style-name="P1" draw:layer="layout" svg:width="0.76cm" svg:height="1.046cm" svg:x="15.353cm" svg:y="13.004cm">
            <draw:text-box>
              <text:p text:style-name="P14"><text:span text:style-name="T5">3 </text:span></text:p>
            </draw:text-box>
          </draw:frame>
        </draw:g>
        <draw:frame draw:style-name="gr19" draw:text-style-name="P1" draw:layer="layout" svg:width="2.54cm" svg:height="1.149cm" svg:x="16.278cm" svg:y="12.985cm">
          <draw:text-box>
            <text:p text:style-name="P2"><text:span text:style-name="T6">q</text:span><text:span text:style-name="T7"> </text:span></text:p>
          </draw:text-box>
        </draw:frame>
        <draw:polygon draw:style-name="gr23" draw:text-style-name="P15" draw:layer="layout" svg:width="5.965cm" svg:height="1.23cm" svg:x="10.663cm" svg:y="16.52cm" svg:viewBox="0 0 5966 1231" draw:points="0,0 5966,0 5966,1231 0,1231">
          <text:p/>
        </draw:polygon>
        <draw:frame draw:style-name="gr19" draw:text-style-name="P1" draw:layer="layout" svg:width="2.54cm" svg:height="1.149cm" svg:x="9.602cm" svg:y="17.75cm">
          <draw:text-box>
            <text:p text:style-name="P2"><text:span text:style-name="T6">q</text:span><text:span text:style-name="T7"> </text:span></text:p>
          </draw:text-box>
        </draw:frame>
        <draw:g>
          <draw:polygon draw:style-name="gr17" draw:text-style-name="P13" draw:layer="layout" svg:width="0.76cm" svg:height="1.046cm" svg:x="8.829cm" svg:y="17.776cm" svg:viewBox="0 0 761 1047" draw:points="0,0 761,0 761,1047 0,1047">
            <text:p/>
          </draw:polygon>
          <draw:frame draw:style-name="gr18" draw:text-style-name="P1" draw:layer="layout" svg:width="0.76cm" svg:height="1.046cm" svg:x="8.829cm" svg:y="17.776cm">
            <draw:text-box>
              <text:p text:style-name="P14"><text:span text:style-name="T5">5 </text:span></text:p>
            </draw:text-box>
          </draw:frame>
        </draw:g>
        <draw:frame draw:style-name="gr24" draw:text-style-name="P1" draw:layer="layout" svg:width="8.534cm" svg:height="1.317cm" svg:x="10.506cm" svg:y="17.644cm">
          <draw:text-box>
            <text:p text:style-name="P2"><text:span text:style-name="T2">Bloguer votre recherche avec </text:span><text:span text:style-name="T3">https://hypotheses.org/</text:span><text:span text:style-name="T2"> </text:span><text:span text:style-name="T2"><text:line-break/></text:span><text:span text:style-name="T2">ou une plateforme </text:span><text:span text:style-name="T8">WordPress </text:span><text:span text:style-name="T2">(ex: </text:span><text:span text:style-name="T3">https://openum.ca/</text:span><text:span text:style-name="T2">) </text:span></text:p>
          </draw:text-box>
        </draw:frame>
        <draw:line draw:style-name="gr16" draw:text-style-name="P1" draw:layer="layout" svg:x1="10.378cm" svg:y1="17.125cm" svg:x2="7.23cm" svg:y2="15.589cm">
          <text:p/>
        </draw:line>
        <draw:g>
          <draw:polygon draw:style-name="gr17" draw:text-style-name="P13" draw:layer="layout" svg:width="0.76cm" svg:height="1.046cm" svg:x="19.867cm" svg:y="10.669cm" svg:viewBox="0 0 761 1047" draw:points="0,0 761,0 761,1047 0,1047">
            <text:p/>
          </draw:polygon>
          <draw:frame draw:style-name="gr18" draw:text-style-name="P1" draw:layer="layout" svg:width="0.76cm" svg:height="1.046cm" svg:x="19.867cm" svg:y="10.669cm">
            <draw:text-box>
              <text:p text:style-name="P14"><text:span text:style-name="T5">6 </text:span></text:p>
            </draw:text-box>
          </draw:frame>
        </draw:g>
        <draw:frame draw:style-name="gr19" draw:text-style-name="P1" draw:layer="layout" svg:width="1.06cm" svg:height="1.149cm" svg:x="19.567cm" svg:y="15.164cm">
          <draw:text-box>
            <text:p text:style-name="P2"><text:span text:style-name="T6">q</text:span><text:span text:style-name="T7"> </text:span></text:p>
          </draw:text-box>
        </draw:frame>
        <draw:frame draw:style-name="gr19" draw:text-style-name="P1" draw:layer="layout" svg:width="1.021cm" svg:height="1.149cm" svg:x="19.567cm" svg:y="16.45cm">
          <draw:text-box>
            <text:p text:style-name="P2"><text:span text:style-name="T6">q</text:span><text:span text:style-name="T7"> </text:span></text:p>
          </draw:text-box>
        </draw:frame>
        <draw:frame draw:style-name="gr19" draw:text-style-name="P1" draw:layer="layout" svg:width="1.06cm" svg:height="1.149cm" svg:x="19.567cm" svg:y="18.021cm">
          <draw:text-box>
            <text:p text:style-name="P2"><text:span text:style-name="T6">q</text:span><text:span text:style-name="T7"> </text:span></text:p>
          </draw:text-box>
        </draw:frame>
        <draw:frame draw:style-name="gr25" draw:text-style-name="P1" draw:layer="layout" svg:width="5.795cm" svg:height="2.221cm" svg:x="20.802cm" svg:y="9.69cm">
          <draw:text-box>
            <text:p text:style-name="P2"><text:span text:style-name="T10">Faire du réseautage : </text:span><text:span text:style-name="T11">professionnel </text:span><text:span text:style-name="T10">avec </text:span><text:span text:style-name="T12">LinkedIn</text:span><text:span text:style-name="T10">, ou </text:span><text:span text:style-name="T11">généraliste </text:span><text:span text:style-name="T12">avec Twitter, </text:span><text:span text:style-name="T10">ou </text:span><text:span text:style-name="T10"><text:line-break/></text:span><text:span text:style-name="T11">universitaire </text:span><text:span text:style-name="T10">avec </text:span><text:span text:style-name="T12">Mastodon:Scholar</text:span><text:span text:style-name="T10">, </text:span><text:span text:style-name="T10"><text:line-break/></text:span><text:span text:style-name="T12">ResearchGate </text:span><text:span text:style-name="T10">et </text:span><text:span text:style-name="T12">Academia </text:span><text:span text:style-name="T12"><text:line-break/></text:span><text:span text:style-name="T10">(NB : Attention à vos droits d’auteur!) </text:span></text:p>
          </draw:text-box>
        </draw:frame>
        <draw:frame draw:style-name="gr26" draw:text-style-name="P1" draw:layer="layout" svg:width="5.08cm" svg:height="0.685cm" svg:x="21.817cm" svg:y="16.527cm">
          <draw:text-box>
            <text:p text:style-name="P2"><text:span text:style-name="T3">https://www.researchgate.net/</text:span><text:span text:style-name="T2"> </text:span></text:p>
          </draw:text-box>
        </draw:frame>
        <draw:frame draw:style-name="gr27" draw:text-style-name="P1" draw:layer="layout" svg:width="4.248cm" svg:height="0.784cm" svg:x="21.872cm" svg:y="12.291cm">
          <draw:text-box>
            <text:p text:style-name="P2"><text:span text:style-name="T3">https://www.linkedin.com</text:span><text:span text:style-name="T2"> </text:span></text:p>
          </draw:text-box>
        </draw:frame>
        <draw:frame draw:style-name="gr28" draw:text-style-name="P1" draw:layer="layout" svg:width="4.518cm" svg:height="0.747cm" svg:x="21.86cm" svg:y="18.081cm">
          <draw:text-box>
            <text:p text:style-name="P2"><text:span text:style-name="T3">https://www.academia.edu</text:span><text:span text:style-name="T2"> </text:span></text:p>
          </draw:text-box>
        </draw:frame>
        <draw:frame draw:style-name="gr29" draw:text-style-name="P1" draw:layer="layout" svg:width="12.904cm" svg:height="0.552cm" svg:x="10.816cm" svg:y="19.507cm">
          <draw:text-box>
            <text:p text:style-name="P14"><text:span text:style-name="T10">https://github.com/pmartinolli/TM-SchoProMa — v.1.3 — Pascal Martinolli, U de Montréal, CC-BY. </text:span></text:p>
          </draw:text-box>
        </draw:frame>
        <draw:polygon draw:style-name="gr30" draw:text-style-name="P16" draw:layer="layout" svg:width="2.576cm" svg:height="0.905cm" svg:x="24.02cm" svg:y="19.359cm" svg:viewBox="0 0 2577 906" draw:points="0,0 2577,0 2577,906 0,906">
          <text:p/>
        </draw:polygon>
        <draw:g>
          <draw:polygon draw:style-name="gr17" draw:text-style-name="P13" draw:layer="layout" svg:width="0.76cm" svg:height="1.046cm" svg:x="1.762cm" svg:y="9.926cm" svg:viewBox="0 0 761 1047" draw:points="0,0 761,0 761,1047 0,1047">
            <text:p/>
          </draw:polygon>
          <draw:frame draw:style-name="gr18" draw:text-style-name="P1" draw:layer="layout" svg:width="0.76cm" svg:height="1.046cm" svg:x="1.762cm" svg:y="9.926cm">
            <draw:text-box>
              <text:p text:style-name="P14"><text:span text:style-name="T5">7 </text:span></text:p>
            </draw:text-box>
          </draw:frame>
        </draw:g>
        <draw:frame draw:style-name="gr31" draw:text-style-name="P1" draw:layer="layout" svg:width="3.719cm" svg:height="2.642cm" svg:x="2.578cm" svg:y="9.69cm">
          <draw:text-box>
            <text:p text:style-name="P2"><text:span text:style-name="T13">Vérifier régulièrement dans </text:span><text:span text:style-name="T14">Web of Science</text:span><text:span text:style-name="T13">, </text:span><text:span text:style-name="T14">Scopus, Google Scholar </text:span><text:span text:style-name="T13">et </text:span><text:span text:style-name="T14">Base </text:span><text:span text:style-name="T13">que vos publications vous sont attribuées. </text:span></text:p>
          </draw:text-box>
        </draw:frame>
        <draw:line draw:style-name="gr32" draw:text-style-name="P1" draw:layer="layout" svg:x1="10.695cm" svg:y1="10.62cm" svg:x2="9.676cm" svg:y2="8.569cm">
          <text:p/>
        </draw:line>
        <draw:frame draw:style-name="gr33" draw:text-style-name="P1" draw:layer="layout" svg:width="3.547cm" svg:height="1.256cm" draw:transform="rotate (-1.09955742875643) translate (10.682cm 7.56cm)">
          <draw:text-box>
            <text:p text:style-name="P14"><text:span text:style-name="T10">Seulement pour dépôt </text:span><text:span text:style-name="T10"><text:line-break/></text:span><text:span text:style-name="T10">de thèse ou de mémoire </text:span></text:p>
          </draw:text-box>
        </draw:frame>
        <draw:polygon draw:style-name="gr34" draw:text-style-name="P17" draw:layer="layout" svg:width="1.886cm" svg:height="1.324cm" svg:x="20.339cm" svg:y="14.869cm" svg:viewBox="0 0 1887 1325" draw:points="0,0 1887,0 1887,1325 0,1325">
          <text:p/>
        </draw:polygon>
        <draw:frame draw:style-name="gr19" draw:text-style-name="P1" draw:layer="layout" svg:width="1.06cm" svg:height="1.149cm" svg:x="19.567cm" svg:y="12.172cm">
          <draw:text-box>
            <text:p text:style-name="P2"><text:span text:style-name="T6">q</text:span><text:span text:style-name="T7"> </text:span></text:p>
          </draw:text-box>
        </draw:frame>
        <draw:frame draw:style-name="gr27" draw:text-style-name="P1" draw:layer="layout" svg:width="4.248cm" svg:height="0.784cm" svg:x="21.848cm" svg:y="15.352cm">
          <draw:text-box>
            <text:p text:style-name="P2"><text:span text:style-name="T3">https://twitter.com</text:span><text:span text:style-name="T2"> </text:span></text:p>
          </draw:text-box>
        </draw:frame>
        <draw:polygon draw:style-name="gr35" draw:text-style-name="P18" draw:layer="layout" svg:width="6.058cm" svg:height="1.819cm" svg:x="20.339cm" svg:y="1.533cm" svg:viewBox="0 0 6059 1820" draw:points="0,0 6059,0 6059,1820 0,1820">
          <text:p/>
        </draw:polygon>
        <draw:line draw:style-name="gr16" draw:text-style-name="P1" draw:layer="layout" svg:x1="6.778cm" svg:y1="14.268cm" svg:x2="8.227cm" svg:y2="8.661cm">
          <text:p/>
        </draw:line>
        <draw:line draw:style-name="gr16" draw:text-style-name="P1" draw:layer="layout" svg:x1="8.453cm" svg:y1="8.836cm" svg:x2="7.024cm" svg:y2="14.661cm">
          <text:p/>
        </draw:line>
        <draw:polygon draw:style-name="gr36" draw:text-style-name="P19" draw:layer="layout" svg:width="1.309cm" svg:height="1.286cm" svg:x="20.539cm" svg:y="13.571cm" svg:viewBox="0 0 1310 1287" draw:points="0,0 1310,0 1310,1287 0,1287">
          <text:p/>
        </draw:polygon>
        <draw:frame draw:style-name="gr19" draw:text-style-name="P1" draw:layer="layout" svg:width="1.06cm" svg:height="1.149cm" svg:x="19.592cm" svg:y="13.722cm">
          <draw:text-box>
            <text:p text:style-name="P2"><text:span text:style-name="T6">q</text:span><text:span text:style-name="T7"> </text:span></text:p>
          </draw:text-box>
        </draw:frame>
        <draw:frame draw:style-name="gr37" draw:text-style-name="P1" draw:layer="layout" svg:width="4.248cm" svg:height="1.236cm" svg:x="21.872cm" svg:y="13.792cm">
          <draw:text-box>
            <text:p text:style-name="P2"><text:span text:style-name="T3">https://scholar.social/</text:span><text:span text:style-name="T2"> (Mastodon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Wingdings1" svg:font-family="Wingdings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5f_0" draw:display-name="Bitmap_0" xlink:href="Pictures/10000000000000BC000000422B3F6D90FE9CCADD.png" xlink:type="simple" xlink:show="embed" xlink:actuate="onLoad"/>
    <draw:fill-image draw:name="Bitmap_5f_1" draw:display-name="Bitmap_1" xlink:href="Pictures/10000000000000770000007BF9D62331BB0E0497.png" xlink:type="simple" xlink:show="embed" xlink:actuate="onLoad"/>
    <draw:fill-image draw:name="Bitmap_5f_10" draw:display-name="Bitmap_10" xlink:href="Pictures/10000000000001910000006F523A156008589533.png" xlink:type="simple" xlink:show="embed" xlink:actuate="onLoad"/>
    <draw:fill-image draw:name="Bitmap_5f_11" draw:display-name="Bitmap_11" xlink:href="Pictures/10000201000001F8000000B19CD277197957AD39.png" xlink:type="simple" xlink:show="embed" xlink:actuate="onLoad"/>
    <draw:fill-image draw:name="Bitmap_5f_12" draw:display-name="Bitmap_12" xlink:href="Pictures/100000000000002F00000021DF6055C65256F27C.png" xlink:type="simple" xlink:show="embed" xlink:actuate="onLoad"/>
    <draw:fill-image draw:name="Bitmap_5f_13" draw:display-name="Bitmap_13" xlink:href="Pictures/1000000000000606000001CF341100D726952C5E.png" xlink:type="simple" xlink:show="embed" xlink:actuate="onLoad"/>
    <draw:fill-image draw:name="Bitmap_5f_14" draw:display-name="Bitmap_14" xlink:href="Pictures/10000000000000A6000000A3865277A9370D5433.png" xlink:type="simple" xlink:show="embed" xlink:actuate="onLoad"/>
    <draw:fill-image draw:name="Bitmap_5f_2" draw:display-name="Bitmap_2" xlink:href="Pictures/10000000000000DC000000313D2A3B7A297B940F.png" xlink:type="simple" xlink:show="embed" xlink:actuate="onLoad"/>
    <draw:fill-image draw:name="Bitmap_5f_3" draw:display-name="Bitmap_3" xlink:href="Pictures/1000000000000037000000377B1986CCBA2ECF2F.png" xlink:type="simple" xlink:show="embed" xlink:actuate="onLoad"/>
    <draw:fill-image draw:name="Bitmap_5f_4" draw:display-name="Bitmap_4" xlink:href="Pictures/100000000000001C000000204B057E507F76DC9D.png" xlink:type="simple" xlink:show="embed" xlink:actuate="onLoad"/>
    <draw:fill-image draw:name="Bitmap_5f_5" draw:display-name="Bitmap_5" xlink:href="Pictures/10000000000000270000002803D49F67A2F76AC8.png" xlink:type="simple" xlink:show="embed" xlink:actuate="onLoad"/>
    <draw:fill-image draw:name="Bitmap_5f_6" draw:display-name="Bitmap_6" xlink:href="Pictures/10000000000001B0000000788A2FFDC9B3F51815.png" xlink:type="simple" xlink:show="embed" xlink:actuate="onLoad"/>
    <draw:fill-image draw:name="Bitmap_5f_7" draw:display-name="Bitmap_7" xlink:href="Pictures/10000000000000C60000004ED14C50847D7DD33A.png" xlink:type="simple" xlink:show="embed" xlink:actuate="onLoad"/>
    <draw:fill-image draw:name="Bitmap_5f_8" draw:display-name="Bitmap_8" xlink:href="Pictures/100000000000007F0000003244BB258C979D6F52.png" xlink:type="simple" xlink:show="embed" xlink:actuate="onLoad"/>
    <draw:fill-image draw:name="Bitmap_5f_9" draw:display-name="Bitmap_9" xlink:href="Pictures/100000000000013600000036839E9C800484D451.png" xlink:type="simple" xlink:show="embed" xlink:actuate="onLoad"/>
    <draw:marker draw:name="Arrow" svg:viewBox="0 0 20 30" svg:d="M10 0l-10 30h20z"/>
    <draw:stroke-dash draw:name="Dash_5f_0" draw:display-name="Dash_0" draw:style="round" draw:dots1="1" draw:distance="0.07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28T10:40:51Z</dc:date>
    <dc:title>Gestion de profil en ligne pour jeune chercheur universitaire</dc:title>
    <meta:creation-date>2018-11-28T10:40:51Z</meta:creation-date>
    <meta:initial-creator>Martinolli Pascal</meta:initial-creator>
    <meta:generator>LibreOffice/5.1.4.2$Windows_x86 LibreOffice_project/f99d75f39f1c57ebdd7ffc5f42867c12031db97a</meta:generator>
    <meta:document-statistic meta:object-count="73"/>
  </office:meta>
</office:document-meta>
</file>